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ad9e" officeooo:paragraph-rsid="0008ad9e"/>
    </style:style>
    <style:style style:name="P2" style:family="paragraph" style:parent-style-name="Standard">
      <style:text-properties officeooo:rsid="0008ad9e" officeooo:paragraph-rsid="0008ad9e" loext:padding="0cm" loext:border="none"/>
    </style:style>
    <style:style style:name="P3" style:family="paragraph" style:parent-style-name="Text_20_body">
      <style:text-properties officeooo:rsid="0008ad9e" officeooo:paragraph-rsid="0008ad9e" loext:padding="0cm" loext:border="none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rsid="0008ad9e"/>
    </style:style>
    <style:style style:name="P5" style:family="paragraph" style:parent-style-name="Text_20_body" style:list-style-name="L1">
      <style:text-properties officeooo:rsid="0008ad9e"/>
    </style:style>
    <style:style style:name="P6" style:family="paragraph" style:parent-style-name="Text_20_body">
      <style:text-properties officeooo:rsid="0008ad9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ame -a — отображение системной информации</text:p>
      <text:p text:style-name="P1">uptime — вывод времени работы системы и средних показателей нагрузки системы</text:p>
      <text:p text:style-name="P1">whoami — индентификация текущего пользователя</text:p>
      <text:p text:style-name="P1">uname — название ядра</text:p>
      <text:p text:style-name="P1">id — индентификатор групп и пользольвателей </text:p>
      <text:p text:style-name="P1">top — мониторинг системы</text:p>
      <text:p text:style-name="P1">q — выход в командную строку</text:p>
      <text:p text:style-name="P1"/>
      <text:p text:style-name="P2">top - 10:45:00 up 1:15, 1 user, load average: 0.00, 0.01, 0.05 Tasks: 123 total, 1 running, 122 sleeping, 0 stopped, 0 zombie %Cpu(s): 0.1 us, 0.1 sy, 0.0 ni, 99.8 id, 0.0 wa, 0.0 hi, 0.0 si, 0.0 st MiB Mem : 1987.2 total, 890.5 free, 540.1 used, 556.6 buff/cache MiB Swap: 2048.0 total, 2048.0 free, 0.0 used. 1234.5 avail Mem PID USER PR NI VIRT RES SHR S %CPU %MEM TIME+ COMMAND 1 root 20 0 169404 12920 8584 S 0.0 0.6 0:01.50 systemd 2 root 20 0 0 0 0 S 0.0 0.0 0:00.00 kthreadd …</text:p>
      <text:p text:style-name="P3">Этот экран показывает:</text:p>
      <text:list text:style-name="L1">
        <text:list-item>
          <text:p text:style-name="P4"><text:span text:style-name="Strong_20_Emphasis">Сводка по системе</text:span>: Текущее время, аптайм, пользователи и средняя нагрузка. </text:p>
        </text:list-item>
        <text:list-item>
          <text:p text:style-name="P4"><text:span text:style-name="Strong_20_Emphasis">Сводка по задачам</text:span>: Общее количество процессов и их состояния (выполняются, спят и т.д.). </text:p>
        </text:list-item>
        <text:list-item>
          <text:p text:style-name="P4"><text:span text:style-name="Strong_20_Emphasis">Использование CPU</text:span>: Распределение нагрузки процессора по категориям. </text:p>
        </text:list-item>
        <text:list-item>
          <text:p text:style-name="P4"><text:span text:style-name="Strong_20_Emphasis">Использование памяти</text:span>: Общий объем, свободная, используемая и доступная память. </text:p>
        </text:list-item>
        <text:list-item>
          <text:p text:style-name="P5"><text:span text:style-name="Strong_20_Emphasis">Список процессов</text:span>: Запущенные процессы, отсортированные по использованию CPU, с указанием PID, пользователя и потребления ресурсов. </text:p>
        </text:list-item>
      </text:list>
      <text:p text:style-name="P6">Данные обновляются автоматически каждые несколько секунд, обеспечивая мониторинг в реальном времени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7T11:42:58.324064653</meta:creation-date>
    <dc:date>2026-03-07T11:56:42.473930101</dc:date>
    <meta:editing-duration>PT3M22S</meta:editing-duration>
    <meta:editing-cycles>1</meta:editing-cycles>
    <meta:document-statistic meta:table-count="0" meta:image-count="0" meta:object-count="0" meta:page-count="1" meta:paragraph-count="15" meta:word-count="207" meta:character-count="1334" meta:non-whitespace-character-count="1134"/>
    <meta:generator>LibreOffice/25.2.3.2$Linux_X86_64 LibreOffice_project/520$Build-2</meta:generator>
  </office:meta>
</office:document-meta>
</file>